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f3fad" officeooo:paragraph-rsid="001f3fad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size="14pt" officeooo:rsid="001f3fad" officeooo:paragraph-rsid="001f3fad" style:font-size-asian="14pt" style:font-size-complex="14pt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ize="14pt" officeooo:rsid="001f3fad" officeooo:paragraph-rsid="001f3fad" style:font-size-asian="14pt" style:font-size-complex="14pt"/>
    </style:style>
    <style:style style:name="P4" style:family="paragraph" style:parent-style-name="Standard" style:list-style-name="L2">
      <style:paragraph-properties fo:text-align="center" style:justify-single-word="false"/>
      <style:text-properties fo:font-size="14pt" officeooo:rsid="001f3fad" officeooo:paragraph-rsid="0021a616" style:font-size-asian="14pt" style:font-size-complex="14pt"/>
    </style:style>
    <style:style style:name="P5" style:family="paragraph" style:parent-style-name="Standard" style:list-style-name="L1">
      <style:text-properties fo:font-size="14pt" officeooo:rsid="001f3fad" officeooo:paragraph-rsid="001f3fad" style:font-size-asian="14pt" style:font-size-complex="14pt"/>
    </style:style>
    <style:style style:name="P6" style:family="paragraph" style:parent-style-name="Standard" style:list-style-name="L2">
      <style:paragraph-properties fo:text-align="end" style:justify-single-word="false"/>
      <style:text-properties fo:font-size="14pt" officeooo:rsid="001f3fad" officeooo:paragraph-rsid="001f3fad" style:font-size-asian="14pt" style:font-size-complex="14pt"/>
    </style:style>
    <style:style style:name="P7" style:family="paragraph" style:parent-style-name="Standard" style:list-style-name="L2" style:master-page-name="">
      <style:paragraph-properties style:page-number="auto"/>
      <style:text-properties fo:font-size="14pt" officeooo:rsid="001f3fad" officeooo:paragraph-rsid="001f3fad" style:font-size-asian="14pt" style:font-size-complex="14pt"/>
    </style:style>
    <style:style style:name="P8" style:family="paragraph" style:parent-style-name="Standard" style:list-style-name="L2">
      <style:text-properties fo:font-size="14pt" officeooo:rsid="001f3fad" officeooo:paragraph-rsid="001f3fad" style:font-size-asian="14pt" style:font-size-complex="14pt"/>
    </style:style>
    <style:style style:name="P9" style:family="paragraph" style:parent-style-name="Standard" style:list-style-name="L2" style:master-page-name="">
      <style:paragraph-properties style:page-number="auto"/>
      <style:text-properties fo:font-size="14pt" officeooo:rsid="001f3fad" officeooo:paragraph-rsid="001f3fad" style:font-size-asian="14pt" style:font-size-complex="14pt"/>
    </style:style>
    <style:style style:name="P10" style:family="paragraph" style:parent-style-name="Standard" style:list-style-name="L2">
      <style:text-properties fo:font-size="14pt" officeooo:rsid="001f3fad" officeooo:paragraph-rsid="0021a616" style:font-size-asian="14pt" style:font-size-complex="14pt"/>
    </style:style>
    <style:style style:name="P11" style:family="paragraph" style:parent-style-name="Standard" style:list-style-name="L2">
      <style:text-properties fo:font-size="14pt" officeooo:rsid="001f3fad" officeooo:paragraph-rsid="002281f5" style:font-size-asian="14pt" style:font-size-complex="14pt"/>
    </style:style>
    <style:style style:name="P12" style:family="paragraph" style:parent-style-name="Standard">
      <style:text-properties fo:font-size="16pt" officeooo:rsid="001f3fad" officeooo:paragraph-rsid="001f3fad" style:font-size-asian="16pt" style:font-size-complex="16pt"/>
    </style:style>
    <style:style style:name="P13" style:family="paragraph" style:parent-style-name="Standard">
      <style:text-properties fo:font-size="16pt" fo:font-style="italic" fo:font-weight="bold" officeooo:rsid="001f3fad" officeooo:paragraph-rsid="001f3fa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f3fad" officeooo:paragraph-rsid="001f3fad" style:font-size-asian="18pt" style:font-weight-asian="bold" style:font-size-complex="18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size="10pt" officeooo:rsid="001f3fad" officeooo:paragraph-rsid="001f3fad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ize="10pt" officeooo:rsid="001f3fad" officeooo:paragraph-rsid="001f3fad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rsid="001f3fad" officeooo:paragraph-rsid="0021ed2b" style:font-size-asian="10pt" style:font-size-complex="10pt"/>
    </style:style>
    <style:style style:name="T1" style:family="text">
      <style:text-properties fo:color="#f9f9f9" loext:opacity="100%" style:font-name="Fira Code" fo:font-size="15pt" fo:font-style="normal" fo:font-weight="normal" style:font-size-asian="15pt" style:font-style-asian="normal" style:font-weight-asian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81f5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57in" fo:text-indent="-0.25in" fo:margin-left="0.6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957in" fo:text-indent="-0.25in" fo:margin-left="0.8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457in" fo:text-indent="-0.25in" fo:margin-left="1.1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957in" fo:text-indent="-0.25in" fo:margin-left="1.8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457in" fo:text-indent="-0.25in" fo:margin-left="2.1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957in" fo:text-indent="-0.25in" fo:margin-left="2.3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457in" fo:text-indent="-0.25in" fo:margin-left="2.6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957in" fo:text-indent="-0.25in" fo:margin-left="2.895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b_file.rs</text:p>
      <text:p text:style-name="P14"/>
      <text:p text:style-name="P1"/>
      <text:p text:style-name="P13">Module <text:s/>file_fltk</text:p>
      <text:p text:style-name="P1"/>
      <text:list text:style-name="L1">
        <text:list-item>
          <text:p text:style-name="P5">pub fn file_browse_save() -&gt; String</text:p>
        </text:list-item>
      </text:list>
      <text:p text:style-name="P1"/>
      <text:list text:continue-numbering="true" text:style-name="L1">
        <text:list-item>
          <text:p text:style-name="P5">pub fn file_browse_save_fltr(extension: &amp;str) -&gt; String</text:p>
        </text:list-item>
      </text:list>
      <text:p text:style-name="P2"/>
      <text:p text:style-name="P15"><text:span text:style-name="T2">Sample Usage -</text:span>- <text:s text:c="2"/>file_browse_save_fltr()</text:p>
      <text:p text:style-name="P16"/>
      <text:p text:style-name="P16">let path = file_browse_save_fltr("Text Files <text:s text:c="2"/>\t*.txt\nVariable Files <text:s text:c="2"/>\t*.vrbl\nAll Files");</text:p>
      <text:p text:style-name="P16">let path = file_browse_save_fltr("*.*"); <text:s text:c="3"/>// To show all files.</text:p>
      <text:p text:style-name="P3"/>
      <text:p text:style-name="P3"/>
      <text:list text:continue-numbering="true" text:style-name="L1">
        <text:list-item>
          <text:p text:style-name="P5">pub fn file_fullpath() -&gt; String </text:p>
          <text:p text:style-name="P5"/>
        </text:list-item>
        <text:list-item>
          <text:p text:style-name="P5">pub fn file_pathonly() -&gt; String </text:p>
          <text:p text:style-name="P5"/>
        </text:list-item>
        <text:list-item>
          <text:p text:style-name="P5">pub fn file_nameonly() -&gt; String </text:p>
          <text:p text:style-name="P5"/>
        </text:list-item>
        <text:list-item>
          <text:p text:style-name="P5">pub fn file_fullpath_fltr(extension: &amp;str) -&gt; String </text:p>
          <text:p text:style-name="P5"/>
        </text:list-item>
        <text:list-item>
          <text:p text:style-name="P5">pub fn file_pathonly_fltr(extension: &amp;str) -&gt; String </text:p>
          <text:p text:style-name="P5"/>
        </text:list-item>
        <text:list-item>
          <text:p text:style-name="P5">pub fn file_nameonly_fltr(extension: &amp;str) -&gt; String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4">Module <text:s/>file_mngmnt</text:span></text:p>
      <text:p text:style-name="P1"/>
      <text:list text:style-name="L2">
        <text:list-item>
          <text:p text:style-name="P8">pub fn file_get_dir_list(path: &amp;str) -&gt; Vec&lt;String&gt; </text:p>
          <text:p text:style-name="P8"/>
        </text:list-item>
        <text:list-item>
          <text:p text:style-name="P7">pub fn file_namemenu(fnames: &amp;Vec&lt;String&gt;) -&gt; String </text:p>
          <text:p text:style-name="P8"/>
        </text:list-item>
        <text:list-item>
          <text:p text:style-name="P8">pub fn file_extract_extensions(filelist: &amp;Vec&lt;String&gt;) -&gt; Vec&lt;String&gt; </text:p>
          <text:p text:style-name="P8"/>
        </text:list-item>
        <text:list-item>
          <text:p text:style-name="P8">pub fn file_remove_extension(filename: &amp;str) -&gt; String </text:p>
          <text:p text:style-name="P8"/>
        </text:list-item>
        <text:list-item>
          <text:p text:style-name="P8">pub fn file_sort_by_ext(vctr: &amp;mut Vec&lt;String&gt;) </text:p>
          <text:p text:style-name="P8"/>
        </text:list-item>
        <text:list-item>
          <text:p text:style-name="P8">pub fn file_del_unwanted_names(vctr: &amp;mut Vec&lt;String&gt;, keeper: &amp;str) </text:p>
          <text:p text:style-name="P8"/>
        </text:list-item>
        <text:list-item>
          <text:p text:style-name="P11">pub fn file_read_to_vec&lt;T: FromStr&gt;(fname: &amp;str, vctr: &amp;mut Vec&lt;T&gt;) </text:p>
          <text:list>
            <text:list-item>
              <text:list>
                <text:list-header>
                  <text:p text:style-name="P11">where&lt;T as FromStr&gt;::Err: Debug </text:p>
                </text:list-header>
              </text:list>
            </text:list-item>
          </text:list>
          <text:p text:style-name="P8"/>
        </text:list-item>
        <text:list-item>
          <text:p text:style-name="P8">pub fn file_save_vec&lt;T: std::fmt::Display&gt;(fname: &amp;str, vector: &amp;[T]) <text:s/>→</text:p>
          <text:p text:style-name="P6">std::io::Result&lt;()&gt; </text:p>
          <text:p text:style-name="P8"/>
        </text:list-item>
        <text:list-item>
          <text:p text:style-name="P8">pub fn file_choose_from_existing(extsn: &amp;str) -&gt; (String, String) </text:p>
          <text:p text:style-name="P8"/>
        </text:list-item>
        <text:list-item>
          <text:p text:style-name="P8">pub fn file_choose_new_fname(extnsn: &amp;str, dirpath: &amp;String) -&gt; String </text:p>
          <text:p text:style-name="P8"/>
        </text:list-item>
        <text:list-item>
          <text:p text:style-name="P8">pub fn file_getfname_addextsn(extnsn: &amp;str) -&gt; String </text:p>
          <text:p text:style-name="P8"/>
        </text:list-item>
        <text:list-item>
          <text:p text:style-name="P8">pub fn file_addextsn(extnsn: &amp;str, fname: &amp;String) -&gt; String </text:p>
          <text:p text:style-name="P8"/>
        </text:list-item>
        <text:list-item>
          <text:p text:style-name="P10">pub fn file_chkfname( fname: &amp;String, dirpath: &amp;String) -&gt; String </text:p>
          <text:p text:style-name="P4">// This is not yet ready. <text:s/>What are you returning?</text:p>
          <text:p text:style-name="P8"/>
        </text:list-item>
        <text:list-item>
          <text:p text:style-name="P8">pub fn dir_check_empty(dirpath: &amp;str) -&gt; std::io::Result&lt;bool&gt; </text:p>
          <text:p text:style-name="P8"/>
        </text:list-item>
        <text:list-item>
          <text:p text:style-name="P7">pub fn dir_get_path() -&gt; (bool, String)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11:37.090730257</meta:creation-date>
    <dc:date>2024-09-13T12:03:51.514679489</dc:date>
    <meta:editing-duration>PT39M30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51" meta:word-count="233" meta:character-count="1651" meta:non-whitespace-character-count="1460"/>
  </office:meta>
</office:document-meta>
</file>